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5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 style:list-style-name="L2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 style:list-style-name="L3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6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7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8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4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6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4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9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14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6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6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10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1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1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1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5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16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7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8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9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20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21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22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23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24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5">
      <style:text-properties fo:font-weight="normal" style:font-weight-asian="normal" style:font-weight-complex="normal"/>
    </style:style>
    <style:style style:name="P39" style:family="paragraph" style:parent-style-name="Standard" style:list-style-name="L5">
      <style:text-properties style:text-underline-style="solid" style:text-underline-width="auto" style:text-und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rd classifications for coding ease</text:p>
      <text:p text:style-name="P3"/>
      <text:p text:style-name="P11"><text:span text:style-name="T6">CardTypes:</text:span> </text:p>
      <text:p text:style-name="P11"/>
      <text:list xml:id="list186923053366115908" text:style-name="L2">
        <text:list-item>
          <text:p text:style-name="P5">'allornothing'</text:p>
        </text:list-item>
      </text:list>
      <text:p text:style-name="P4"/>
      <text:list xml:id="list7431821692852073180" text:style-name="L7">
        <text:list-item>
          <text:p text:style-name="P8">'attack'</text:p>
        </text:list-item>
      </text:list>
      <text:p text:style-name="P4"/>
      <text:list xml:id="list5437845646981453739" text:style-name="L8">
        <text:list-item>
          <text:p text:style-name="P9">'bandwagon'</text:p>
        </text:list-item>
      </text:list>
      <text:p text:style-name="P4"/>
      <text:list xml:id="list34341504" text:continue-list="list186923053366115908" text:style-name="L2">
        <text:list-item>
          <text:p text:style-name="P5">'collectiveroll'</text:p>
        </text:list-item>
      </text:list>
      <text:list xml:id="list3173225410981538376" text:style-name="L1">
        <text:list-item>
          <text:p text:style-name="P2"><text:span text:style-name="T2">Parameter 1: 'type'</text:span></text:p>
          <text:list>
            <text:list-item>
              <text:p text:style-name="P12"><text:span text:style-name="T1">'battle'</text:span></text:p>
            </text:list-item>
            <text:list-item>
              <text:p text:style-name="P12"><text:span text:style-name="T1">'kakfans'</text:span></text:p>
            </text:list-item>
            <text:list-item>
              <text:p text:style-name="P12"><text:span text:style-name="T1">'poll'</text:span></text:p>
            </text:list-item>
            <text:list-item>
              <text:p text:style-name="P12"><text:span text:style-name="T1">'rockrally'</text:span></text:p>
            </text:list-item>
          </text:list>
        </text:list-item>
      </text:list>
      <text:p text:style-name="P11"><text:span text:style-name="T1"/></text:p>
      <text:list xml:id="list590179737848754820" text:style-name="L9">
        <text:list-item>
          <text:p text:style-name="P16"><text:span text:style-name="T7">'everybodydraws'</text:span></text:p>
        </text:list-item>
      </text:list>
      <text:p text:style-name="P11"><text:span text:style-name="T1"/></text:p>
      <text:list xml:id="list7601118306534096231" text:style-name="L3">
        <text:list-item>
          <text:p text:style-name="P6">'fatlady'</text:p>
          <text:list>
            <text:list-item>
              <text:p text:style-name="P13">Parameter 1: 'type'</text:p>
              <text:list>
                <text:list-item>
                  <text:p text:style-name="P20">'everyone'</text:p>
                </text:list-item>
                <text:list-item>
                  <text:p text:style-name="P20">'self'</text:p>
                </text:list-item>
              </text:list>
            </text:list-item>
          </text:list>
        </text:list-item>
      </text:list>
      <text:p text:style-name="P19"/>
      <text:list xml:id="list2076426241261919822" text:style-name="L10">
        <text:list-item>
          <text:p text:style-name="P23"><text:span text:style-name="T8">'joker'</text:span></text:p>
        </text:list-item>
      </text:list>
      <text:p text:style-name="P19"/>
      <text:list xml:id="list7999490900392433180" text:style-name="L4">
        <text:list-item>
          <text:p text:style-name="P10">'<text:span text:style-name="T5">losecards'</text:span></text:p>
          <text:list>
            <text:list-item>
              <text:p text:style-name="P15">Parameter 1: 'type'</text:p>
              <text:list>
                <text:list-item>
                  <text:p text:style-name="P21">'everyone'</text:p>
                </text:list-item>
                <text:list-item>
                  <text:p text:style-name="P21">'self'</text:p>
                </text:list-item>
              </text:list>
            </text:list-item>
          </text:list>
        </text:list-item>
      </text:list>
      <text:p text:style-name="P19"/>
      <text:list xml:id="list710948133642590420" text:style-name="L11">
        <text:list-item>
          <text:p text:style-name="P24"><text:span text:style-name="T8">'metoo'</text:span></text:p>
        </text:list-item>
      </text:list>
      <text:p text:style-name="P19"/>
      <text:list xml:id="list2430944877633477746" text:style-name="L5">
        <text:list-header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  <text:p text:style-name="P39"><text:span text:style-name="T4"/></text:p>
        </text:list-header>
        <text:list-item>
          <text:p text:style-name="P39"><text:soft-page-break/><text:span text:style-name="T3">'move'</text:span></text:p>
          <text:list>
            <text:list-item>
              <text:p text:style-name="P1"><text:span text:style-name="T2">Parameter 1: 'type'</text:span></text:p>
              <text:list>
                <text:list-item>
                  <text:p text:style-name="P38"><text:span text:style-name="T2">'anyone' : a player of choice</text:span></text:p>
                </text:list-item>
                <text:list-item>
                  <text:p text:style-name="P38"><text:span text:style-name="T2">'everyone'</text:span></text:p>
                </text:list-item>
                <text:list-item>
                  <text:p text:style-name="P38"><text:span text:style-name="T2">'opponent'</text:span></text:p>
                </text:list-item>
                <text:list-item>
                  <text:p text:style-name="P38"><text:span text:style-name="T2">'self'</text:span></text:p>
                </text:list-item>
                <text:list-item>
                  <text:p text:style-name="P38"><text:span text:style-name="T2">'self opponent' : both</text:span></text:p>
                </text:list-item>
                <text:list-item>
                  <text:p text:style-name="P38"><text:span text:style-name="T2">'self1opponent2' : choice between self choice1 or opponent choice2 (see other parameters'</text:span></text:p>
                </text:list-item>
                <text:list-item>
                  <text:p text:style-name="P38"><text:span text:style-name="T2">'skipstage' : skipping stage when sequence of moves passes or arrives at a stage. Added to another parameter with a space in between.</text:span></text:p>
                </text:list-item>
              </text:list>
            </text:list-item>
            <text:list-item>
              <text:p text:style-name="P1"><text:span text:style-name="T2">Parameter 2: 'amount'</text:span></text:p>
              <text:list>
                <text:list-item>
                  <text:p text:style-name="P38"><text:span text:style-name="T2">number: amount of moves forward, or when negative, backward</text:span></text:p>
                </text:list-item>
                <text:list-item>
                  <text:p text:style-name="P38"><text:span text:style-name="T2">'choice': choice between parameters choice1 or choice2</text:span></text:p>
                </text:list-item>
              </text:list>
            </text:list-item>
            <text:list-item>
              <text:p text:style-name="P1"><text:span text:style-name="T2">Parameter 3: 'choice1':</text:span></text:p>
              <text:list>
                <text:list-item>
                  <text:p text:style-name="P38"><text:span text:style-name="T2">amount for first choice</text:span></text:p>
                </text:list-item>
              </text:list>
            </text:list-item>
            <text:list-item>
              <text:p text:style-name="P1"><text:span text:style-name="T2">Parameter 4: 'choice2':</text:span></text:p>
              <text:list>
                <text:list-item>
                  <text:p text:style-name="P38"><text:span text:style-name="T2">amount for second choice.</text:span></text:p>
                </text:list-item>
              </text:list>
            </text:list-item>
          </text:list>
        </text:list-item>
      </text:list>
      <text:p text:style-name="P11"><text:span text:style-name="T1"/></text:p>
      <text:list xml:id="list2677546794039493457" text:style-name="L6">
        <text:list-item>
          <text:p text:style-name="P7">'moveroll'</text:p>
          <text:list>
            <text:list-item>
              <text:p text:style-name="P14">Parameter 1: 'type'</text:p>
              <text:list>
                <text:list-item>
                  <text:p text:style-name="P22">'opponent'</text:p>
                </text:list-item>
                <text:list-item>
                  <text:p text:style-name="P22">'self'</text:p>
                </text:list-item>
              </text:list>
            </text:list-item>
            <text:list-item>
              <text:p text:style-name="P14">Parameter 2: 'direction'</text:p>
              <text:list>
                <text:list-item>
                  <text:p text:style-name="P22">'+': ahead</text:p>
                </text:list-item>
                <text:list-item>
                  <text:p text:style-name="P22">'-': backwards</text:p>
                </text:list-item>
              </text:list>
            </text:list-item>
          </text:list>
        </text:list-item>
      </text:list>
      <text:p text:style-name="P19"/>
      <text:list xml:id="list6948017214287835867" text:style-name="L12">
        <text:list-item>
          <text:p text:style-name="P25"><text:span text:style-name="T8">'nope'</text:span></text:p>
        </text:list-item>
      </text:list>
      <text:p text:style-name="P19"><text:span text:style-name="T8"/></text:p>
      <text:list xml:id="list6595895735666975349" text:style-name="L13">
        <text:list-item>
          <text:p text:style-name="P26"><text:span text:style-name="T8">'ohjawel'</text:span></text:p>
        </text:list-item>
      </text:list>
      <text:p text:style-name="P19"><text:span text:style-name="T8"/></text:p>
      <text:list xml:id="list2184590806725483486" text:style-name="L14">
        <text:list-item>
          <text:p text:style-name="P27"><text:span text:style-name="T8">'panne'</text:span></text:p>
          <text:list>
            <text:list-item>
              <text:p text:style-name="P17">Parameter 1: 'type'</text:p>
              <text:list>
                <text:list-item>
                  <text:p text:style-name="P27">'opponent'</text:p>
                </text:list-item>
                <text:list-item>
                  <text:p text:style-name="P27">'self'</text:p>
                </text:list-item>
              </text:list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557037342249659280" text:style-name="L15">
        <text:list-item>
          <text:p text:style-name="P28"><text:soft-page-break/><text:span text:style-name="T8">'pass'</text:span></text:p>
          <text:list>
            <text:list-item>
              <text:p text:style-name="P28"><text:span text:style-name="T5">Parameter 1: 'type'</text:span></text:p>
              <text:list>
                <text:list-item>
                  <text:p text:style-name="P28">numbers separated by spaces: the rolls that are succesful.</text:p>
                </text:list-item>
                <text:list-item>
                  <text:p text:style-name="P28">'noroll': no roll required, immediate success.</text:p>
                </text:list-item>
              </text:list>
            </text:list-item>
          </text:list>
        </text:list-item>
      </text:list>
      <text:p text:style-name="P19"/>
      <text:list xml:id="list1425813440522696061" text:style-name="L16">
        <text:list-item>
          <text:p text:style-name="P29"><text:span text:style-name="T8">'passcards'</text:span></text:p>
          <text:list>
            <text:list-item>
              <text:p text:style-name="P18">Parameter 1: 'type'</text:p>
              <text:list>
                <text:list-item>
                  <text:p text:style-name="P29">'everyone': everyone passes their cards clockwise.</text:p>
                </text:list-item>
                <text:list-item>
                  <text:p text:style-name="P29">'self': player passes his cards clockwise, one by one.</text:p>
                </text:list-item>
              </text:list>
            </text:list-item>
          </text:list>
        </text:list-item>
      </text:list>
      <text:p text:style-name="P19"/>
      <text:list xml:id="list8904375928422459966" text:style-name="L17">
        <text:list-item>
          <text:p text:style-name="P30"><text:span text:style-name="T8">'prcampaign'</text:span></text:p>
        </text:list-item>
      </text:list>
      <text:p text:style-name="P19"><text:span text:style-name="T8"/></text:p>
      <text:list xml:id="list3211225029960701527" text:style-name="L18">
        <text:list-item>
          <text:p text:style-name="P31"><text:span text:style-name="T8">'shuffle'</text:span></text:p>
        </text:list-item>
      </text:list>
      <text:p text:style-name="P19"><text:span text:style-name="T8"/></text:p>
      <text:list xml:id="list5527611546331427694" text:style-name="L19">
        <text:list-item>
          <text:p text:style-name="P32"><text:span text:style-name="T8">'skipturn'</text:span></text:p>
          <text:list>
            <text:list-item>
              <text:p text:style-name="P32"><text:span text:style-name="T5">Parameter 1: 'type'</text:span></text:p>
              <text:list>
                <text:list-item>
                  <text:p text:style-name="P32">'self'</text:p>
                </text:list-item>
                <text:list-item>
                  <text:p text:style-name="P32">'opponent'</text:p>
                </text:list-item>
              </text:list>
            </text:list-item>
          </text:list>
        </text:list-item>
      </text:list>
      <text:p text:style-name="P19"/>
      <text:list xml:id="list2948438674596373294" text:style-name="L20">
        <text:list-item>
          <text:p text:style-name="P33"><text:span text:style-name="T8">'stealcard'</text:span></text:p>
        </text:list-item>
      </text:list>
      <text:p text:style-name="P19"><text:span text:style-name="T8"/></text:p>
      <text:list xml:id="list1023013655894895459" text:style-name="L21">
        <text:list-item>
          <text:p text:style-name="P34"><text:span text:style-name="T8">'switchplaces'</text:span></text:p>
        </text:list-item>
      </text:list>
      <text:p text:style-name="P19"><text:span text:style-name="T8"/></text:p>
      <text:list xml:id="list6557422771657869138" text:style-name="L22">
        <text:list-item>
          <text:p text:style-name="P35"><text:span text:style-name="T8">'teleport'</text:span></text:p>
          <text:list>
            <text:list-item>
              <text:p text:style-name="P35"><text:span text:style-name="T5">Parameter 1: 'type'</text:span></text:p>
              <text:list>
                <text:list-item>
                  <text:p text:style-name="P35">'everyone'</text:p>
                </text:list-item>
                <text:list-item>
                  <text:p text:style-name="P35">'opponent youroll': opponent moves (to stage) but card player rolls for performance</text:p>
                </text:list-item>
                <text:list-item>
                  <text:p text:style-name="P35">'self'</text:p>
                </text:list-item>
              </text:list>
            </text:list-item>
          </text:list>
        </text:list-item>
      </text:list>
      <text:p text:style-name="P19"/>
      <text:list xml:id="list361095939216814926" text:style-name="L23">
        <text:list-item>
          <text:p text:style-name="P36"><text:span text:style-name="T8">'tousensemble'</text:span></text:p>
        </text:list-item>
      </text:list>
      <text:p text:style-name="P19"><text:span text:style-name="T8"/></text:p>
      <text:list xml:id="list3688271985005167310" text:style-name="L24">
        <text:list-item>
          <text:p text:style-name="P37"><text:span text:style-name="T8">'zalm'</text:span></text:p>
        </text:list-item>
      </text:list>
      <text:p text:style-name="P19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42S</meta:editing-duration>
    <meta:editing-cycles>3</meta:editing-cycles>
    <meta:generator>OpenOffice/4.1.15$Win32 OpenOffice.org_project/4115m2$Build-9813</meta:generator>
    <dc:date>2024-12-26T14:08:20.97</dc:date>
    <meta:document-statistic meta:table-count="0" meta:image-count="0" meta:object-count="0" meta:page-count="3" meta:paragraph-count="74" meta:word-count="278" meta:character-count="1545"/>
    <dc:creator>Timothy Vandiependael</dc:creator>
    <meta:user-defined meta:name="Info 1"/>
    <meta:user-defined meta:name="Info 2"/>
    <meta:user-defined meta:name="Info 3"/>
    <meta:user-defined meta:name="Info 4"/>
  </office:meta>
</office:document-meta>
</file>